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23000001A1B246AC3EFF1449C7.jpg" manifest:media-type="image/jpeg"/>
  <manifest:file-entry manifest:full-path="Pictures/10000000000001BD000001A1B8C6BB3325FE928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>
      <loext:graphic-properties draw:fill="none"/>
      <style:paragraph-properties fo:text-align="start"/>
      <style:text-properties fo:font-size="18pt"/>
    </style:style>
    <style:style style:name="gr1" style:family="graphic">
      <style:graphic-properties fo:margin-left="0.1252in" fo:margin-right="0.1311in" fo:margin-top="0in" fo:margin-bottom="0in" style:run-through="foreground" style:wrap="parallel" style:number-wrapped-paragraphs="no-limit" style:wrap-contour="true" style:wrap-contour-mode="full" style:vertical-pos="from-top" style:vertical-rel="paragraph" style:horizontal-pos="from-left" style:horizontal-rel="page-content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4.6354in, 0in, -0.0921in)" draw:image-opacity="100%" style:mirror="none" style:run-through="foreground"/>
    </style:style>
    <style:style style:name="gr3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name="Group 523" draw:style-name="gr1"><draw:frame draw:name="Picture 525" draw:style-name="gr2" draw:text-style-name="P1" svg:width="0.0421in" svg:height="1.9642in" svg:x="6.2083in" svg:y="0.2008in"><draw:image xlink:href="Pictures/10000000000001BD000001A1B8C6BB3325FE9281.jpg" xlink:type="simple" xlink:show="embed" xlink:actuate="onLoad"><text:p/></draw:image></draw:frame><draw:frame draw:name="Picture 524" draw:style-name="gr3" draw:text-style-name="P1" svg:width="2.6079in" svg:height="1.9642in" svg:x="3.6102in" svg:y="0.2008in"><draw:image xlink:href="Pictures/1000000000000223000001A1B246AC3EFF1449C7.jpg" xlink:type="simple" xlink:show="embed" xlink:actuate="onLoad"><text:p/></draw:image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8-01-18T13:53:41.996959875</meta:creation-date>
    <dc:date>2018-01-18T13:54:38.074641830</dc:date>
    <dc:creator>user </dc:creator>
    <meta:editing-duration>PT56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4.4.2$Linux_X86_64 LibreOffice_project/40$Build-2</meta:generator>
  </office:meta>
</office:document-meta>
</file>